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Consolas" svg:font-family="Consolas" style:font-family-generic="swiss"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P5" style:family="paragraph" style:parent-style-name="Table_20_Contents">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error</text:p>
          </table:table-cell>
          <table:table-cell table:style-name="Tabelle1.A2" office:value-type="string">
            <text:p text:style-name="P3">path</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ress</text:p>
          </table:table-cell>
          <table:table-cell table:style-name="Tabelle1.A2" office:value-type="string">
            <text:p text:style-name="P3">size_t</text:p>
          </table:table-cell>
          <table:table-cell table:style-name="Tabelle1.F2" office:value-type="string">
            <text:p text:style-name="P3">Allocates memory for the userheap with the specified size returning the a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ress, size_t</text:p>
          </table:table-cell>
          <table:table-cell table:style-name="Tabelle1.F2" office:value-type="string">
            <text:p text:style-name="P3">Frees Userheap beginning at A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getString</text:p>
          </table:table-cell>
          <table:table-cell table:style-name="Tabelle1.A2" office:value-type="string">
            <text:p text:style-name="P3">char*</text:p>
          </table:table-cell>
          <table:table-cell table:style-name="Tabelle1.A2" office:value-type="string">
            <text:p text:style-name="P3">Path (char*)</text:p>
          </table:table-cell>
          <table:table-cell table:style-name="Tabelle1.F2" office:value-type="string">
            <text:p text:style-name="P3">Returns a string from the IPC-tre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setString</text:p>
          </table:table-cell>
          <table:table-cell table:style-name="Tabelle1.A2" office:value-type="string">
            <text:p text:style-name="P3">Success (bool)</text:p>
          </table:table-cell>
          <table:table-cell table:style-name="Tabelle1.A2" office:value-type="string">
            <text:p text:style-name="P3">Path (char*), const char*</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Int</text:p>
          </table:table-cell>
          <table:table-cell table:style-name="Tabelle1.A2" office:value-type="string">
            <text:p text:style-name="P3">int64_t</text:p>
          </table:table-cell>
          <table:table-cell table:style-name="Tabelle1.A2" office:value-type="string">
            <text:p text:style-name="P3">Path (char*)</text:p>
          </table:table-cell>
          <table:table-cell table:style-name="Tabelle1.F2" office:value-type="string">
            <text:p text:style-name="P3">Returns an Integer from the IPC-tree (64-bit)</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Int</text:p>
          </table:table-cell>
          <table:table-cell table:style-name="Tabelle1.A2" office:value-type="string">
            <text:p text:style-name="P3">Success (bool)</text:p>
          </table:table-cell>
          <table:table-cell table:style-name="Tabelle1.A2" office:value-type="string">
            <text:p text:style-name="P3">Path (char*), int64_t</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Double</text:p>
          </table:table-cell>
          <table:table-cell table:style-name="Tabelle1.A2" office:value-type="string">
            <text:p text:style-name="P3">double</text:p>
          </table:table-cell>
          <table:table-cell table:style-name="Tabelle1.A2" office:value-type="string">
            <text:p text:style-name="P3">Path (char*)</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Double</text:p>
          </table:table-cell>
          <table:table-cell table:style-name="Tabelle1.A2" office:value-type="string">
            <text:p text:style-name="P3">Success (bool)</text:p>
          </table:table-cell>
          <table:table-cell table:style-name="Tabelle1.A2" office:value-type="string">
            <text:p text:style-name="P3">Path (char*), double</text:p>
          </table:table-cell>
          <table:table-cell table:style-name="Tabelle1.F2" office:value-type="string">
            <text:p text:style-name="P3">Fills in a double precision floating point <text:soft-page-break/>number to the IPC-tree</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deleteKey</text:p>
          </table:table-cell>
          <table:table-cell table:style-name="Tabelle1.A2" office:value-type="string">
            <text:p text:style-name="P3">Success (bool)</text:p>
          </table:table-cell>
          <table:table-cell table:style-name="Tabelle1.A2" office:value-type="string">
            <text:p text:style-name="P3">Path (char*)</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allowAccess</text:p>
          </table:table-cell>
          <table:table-cell table:style-name="Tabelle1.A2" office:value-type="string">
            <text:p text:style-name="P3">Success (bool)</text:p>
          </table:table-cell>
          <table:table-cell table:style-name="Tabelle1.A2" office:value-type="string">
            <text:p text:style-name="P3">?</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waitForEvent</text:p>
          </table:table-cell>
          <table:table-cell table:style-name="Tabelle1.A2" office:value-type="string">
            <text:p text:style-name="P3">!Timeout (bool)</text:p>
          </table:table-cell>
          <table:table-cell table:style-name="Tabelle1.A2" office:value-type="string">
            <text:p text:style-name="P3">Timeout</text:p>
          </table:table-cell>
          <table:table-cell table:style-name="Tabelle1.F2" office:value-type="string">
            <text:p text:style-name="P3">Stops calling task until an event occurred or timeout reached. Timeout 0 means, no timeout.</text:p>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nableEvents</text:p>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pollEvent</text:p>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64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text:p>
          </table:table-cell>
          <table:table-cell table:style-name="Tabelle1.A2" office:value-type="string">
            <text:p text:style-name="P3"/>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tcp_connect</text:p>
          </table:table-cell>
          <table:table-cell table:style-name="Tabelle1.A2" office:value-type="string">
            <text:p text:style-name="P3">ID (uint32_t)</text:p>
          </table:table-cell>
          <table:table-cell table:style-name="Tabelle1.A2" office:value-type="string">
            <text:p text:style-name="P3">IP, port</text:p>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tcp_send</text:p>
          </table:table-cell>
          <table:table-cell table:style-name="Tabelle1.A2" office:value-type="string">
            <text:p text:style-name="P3"/>
          </table:table-cell>
          <table:table-cell table:style-name="Tabelle1.A2" office:value-type="string">
            <text:p text:style-name="P3">ID, data, length</text:p>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tcp_close</text:p>
          </table:table-cell>
          <table:table-cell table:style-name="Tabelle1.A2" office:value-type="string">
            <text:p text:style-name="P3"/>
          </table:table-cell>
          <table:table-cell table:style-name="Tabelle1.A2" office:value-type="string">
            <text:p text:style-name="P3">ID</text:p>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Calibri1" svg:font-family="Calibri" style:font-family-generic="swiss"/>
    <style:font-face style:name="Consolas" svg:font-family="Consolas" style:font-family-generic="swiss"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26. Jun. 2011</text:modification-date></text:p>
      </style:header>
      <style:footer>
        <text:p text:style-name="Footer"><text:span text:style-name="MT2">© </text:span>The PrettyOS Project<text:tab/>Page <text:page-number text:select-page="current">3</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1-07-20T21:06:53.50</dc:date>
    <meta:editing-duration>P1DT1H34M2S</meta:editing-duration>
    <meta:editing-cycles>25</meta:editing-cycles>
    <meta:generator>LibreOffice/3.4$Win32 LibreOffice_project/340m1$Build-103</meta:generator>
    <meta:document-statistic meta:table-count="1" meta:image-count="0" meta:object-count="0" meta:page-count="6" meta:paragraph-count="0" meta:word-count="703" meta:character-count="4004" meta:non-whitespace-character-count="3562"/>
  </office:meta>
</office:document-meta>
</file>